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76cm"/>
    </style:style>
    <style:style style:name="co3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Condense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ompatibility Issues</text:p>
          </table:table-cell>
          <table:table-cell office:value-type="string">
            <text:p>We can assessed only specific problems, not abctract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Login with Email and Password</text:p>
          </table:table-cell>
          <table:table-cell office:value-type="string">
            <text:p>Ajax auth + autoaut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Tracking</text:p>
          </table:table-cell>
          <table:table-cell office:value-type="string">
            <text:p>Send device params + process server respons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xCode, eclipse + android SDK etc.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Learning code that is provided</text:p>
          </table:table-cell>
          <table:table-cell office:value-type="string">
            <text:p><text:a xlink:href="https://github.com/MrNickBreen/backgroundLocation">https://github.com/MrNickBreen/backgroundLocation</text:a>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4.07.2014</text:date>, <text:time>14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44S</meta:editing-duration>
    <meta:editing-cycles>3</meta:editing-cycles>
    <meta:generator>OpenOffice/4.0.1$Win32 OpenOffice.org_project/401m5$Build-9714</meta:generator>
    <dc:date>2014-07-04T14:07:16.32</dc:date>
    <dc:creator>Alexander Mitsura</dc:cre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